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roid Sans" svg:font-family="'Droid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0.75cm" fo:min-width="1.5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0.458cm" fo:min-width="1.092cm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0.75cm" fo:min-width="1.75cm"/>
      <style:paragraph-properties style:writing-mode="lr-tb"/>
    </style:style>
    <style:style style:name="gr4" style:family="graphic" style:parent-style-name="objectwithoutfill">
      <style:graphic-properties draw:textarea-vertical-align="middle" draw:auto-grow-height="false" fo:min-height="0.376cm" fo:min-width="0.626cm"/>
      <style:paragraph-properties style:writing-mode="lr-tb"/>
    </style:style>
    <style:style style:name="gr5" style:family="graphic" style:parent-style-name="objectwithoutfill">
      <style:graphic-properties draw:marker-end="线条箭头_20_15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线条箭头_20_16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线条箭头_20_18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线条箭头_20_19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线条箭头_20_21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线条箭头_20_25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线条箭头_20_26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线条箭头_20_27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线条箭头_20_28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线条箭头_20_29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2cm" svg:height="1cm" svg:x="4.25cm" svg:y="12.5cm">
          <text:p text:style-name="P1">用户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5cm" svg:height="1cm" svg:x="1.5cm" svg:y="2.5cm">
          <text:p text:style-name="P1">邮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cm" svg:x="3.75cm" svg:y="1.5cm">
          <text:p text:style-name="P1">用户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25cm" svg:height="1cm" svg:x="8.125cm" svg:y="7.25cm">
          <text:p text:style-name="P1">管理员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25cm" svg:height="1.25cm" svg:x="8.125cm" svg:y="9.5cm">
          <text:p text:style-name="P1">管理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25cm" svg:height="1.25cm" svg:x="3.75cm" svg:y="3cm">
          <text:p text:style-name="P1">管理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9.25cm" svg:y1="8.25cm" svg:x2="9.25cm" svg:y2="9.5cm" draw:start-shape="id1" draw:start-glue-point="2" draw:end-shape="id2" draw:end-glue-point="4" svg:d="M9250 8250v1250" svg:viewBox="0 0 1 1251">
          <text:p text:style-name="P1"><text:s text:c="4"/>1</text:p>
        </draw:connector>
        <draw:connector draw:style-name="gr6" draw:text-style-name="P2" draw:layer="layout" draw:type="line" svg:x1="9.25cm" svg:y1="10.75cm" svg:x2="5.25cm" svg:y2="12.5cm" draw:start-shape="id2" draw:start-glue-point="6" draw:end-shape="id3" draw:end-glue-point="0" svg:d="M9250 10750l-4000 1750" svg:viewBox="0 0 4001 1751">
          <text:p text:style-name="P1"><text:s text:c="4"/>N</text:p>
        </draw:connector>
        <draw:custom-shape draw:style-name="gr1" draw:text-style-name="P1" xml:id="id4" draw:id="id4" draw:layer="layout" svg:width="2cm" svg:height="1cm" svg:x="8.25cm" svg:y="12.5cm">
          <text:p text:style-name="P1">帖子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9.25cm" svg:y1="10.75cm" svg:x2="9.25cm" svg:y2="12.5cm" draw:start-shape="id2" draw:start-glue-point="6" draw:end-shape="id4" draw:end-glue-point="0" svg:d="M9250 10750v1750" svg:viewBox="0 0 1 1751">
          <text:p text:style-name="P1"><text:s text:c="4"/>N</text:p>
        </draw:connector>
        <draw:custom-shape draw:style-name="gr1" draw:text-style-name="P1" xml:id="id5" draw:id="id5" draw:layer="layout" svg:width="2cm" svg:height="1cm" svg:x="12.25cm" svg:y="12.5cm">
          <text:p text:style-name="P1">评论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line" svg:x1="9.25cm" svg:y1="10.75cm" svg:x2="13.25cm" svg:y2="12.5cm" draw:start-shape="id2" draw:start-glue-point="6" draw:end-shape="id5" draw:end-glue-point="0" svg:d="M9250 10750l4000 1750" svg:viewBox="0 0 4001 1751">
          <text:p text:style-name="P1"><text:s text:c="5"/>N</text:p>
        </draw:connector>
        <draw:custom-shape draw:style-name="gr1" draw:text-style-name="P1" xml:id="id6" draw:id="id6" draw:layer="layout" svg:width="2cm" svg:height="1cm" svg:x="4.25cm" svg:y="9.5cm">
          <text:p text:style-name="P1">板块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125cm" svg:y1="10.125cm" svg:x2="6.25cm" svg:y2="10cm" draw:start-shape="id2" draw:start-glue-point="5" draw:end-shape="id6" draw:end-glue-point="1" svg:d="M8125 10125l-1875-125" svg:viewBox="0 0 1876 126">
          <text:p text:style-name="P1"><text:s text:c="4"/>N</text:p>
          <text:p text:style-name="P1"/>
        </draw:connector>
        <draw:custom-shape draw:style-name="gr4" draw:text-style-name="P1" xml:id="id7" draw:id="id7" draw:layer="layout" svg:width="2.25cm" svg:height="1.25cm" svg:x="11.5cm" svg:y="17cm">
          <text:p text:style-name="P1">发布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2" draw:layer="layout" draw:type="line" svg:x1="5.25cm" svg:y1="13.5cm" svg:x2="11.5cm" svg:y2="17.625cm" draw:start-shape="id3" draw:start-glue-point="2" draw:end-shape="id7" draw:end-glue-point="5" svg:d="M5250 13500l6250 4125" svg:viewBox="0 0 6251 4126">
          <text:p text:style-name="P1"/>
          <text:p text:style-name="P1"/>
          <text:p text:style-name="P1"/>
          <text:p text:style-name="P1"/>
          <text:p text:style-name="P1"><text:s text:c="23"/>1 <text:s text:c="4"/></text:p>
        </draw:connector>
        <draw:connector draw:style-name="gr8" draw:text-style-name="P2" draw:layer="layout" draw:type="line" svg:x1="12.625cm" svg:y1="17cm" svg:x2="9.25cm" svg:y2="13.5cm" draw:start-shape="id7" draw:start-glue-point="4" draw:end-shape="id4" draw:end-glue-point="2" svg:d="M12625 17000l-3375-3500" svg:viewBox="0 0 3376 3501">
          <text:p text:style-name="P1"/>
          <text:p text:style-name="P1"/>
          <text:p text:style-name="P1"><text:s text:c="2"/>N</text:p>
        </draw:connector>
        <draw:connector draw:style-name="gr9" draw:text-style-name="P2" draw:layer="layout" draw:type="line" svg:x1="12.625cm" svg:y1="17cm" svg:x2="13.25cm" svg:y2="13.5cm" draw:start-shape="id7" draw:start-glue-point="4" draw:end-shape="id5" draw:end-glue-point="2" svg:d="M12625 17000l625-3500" svg:viewBox="0 0 626 3501">
          <text:p text:style-name="P1"><text:s text:c="5"/>N</text:p>
        </draw:connector>
        <draw:custom-shape draw:style-name="gr4" draw:text-style-name="P1" xml:id="id9" draw:id="id9" draw:layer="layout" svg:width="2.25cm" svg:height="1.25cm" svg:x="3.75cm" svg:y="17.25cm">
          <text:p text:style-name="P1">收藏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2.25cm" svg:height="1.25cm" svg:x="5.25cm" svg:y="15.25cm">
          <text:p text:style-name="P1">赞同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5.25cm" svg:y1="13.5cm" svg:x2="6.375cm" svg:y2="15.25cm" draw:start-shape="id3" draw:start-glue-point="2" draw:end-shape="id8" draw:end-glue-point="4" svg:d="M5250 13500l1125 1750" svg:viewBox="0 0 1126 1751">
          <text:p text:style-name="P1"><text:s text:c="2"/>1 <text:s text:c="5"/></text:p>
        </draw:connector>
        <draw:connector draw:style-name="gr11" draw:text-style-name="P2" draw:layer="layout" draw:type="line" svg:x1="7.5cm" svg:y1="15.875cm" svg:x2="9.25cm" svg:y2="13.5cm" draw:start-shape="id8" draw:start-glue-point="7" draw:end-shape="id4" draw:end-glue-point="2" svg:d="M7500 15875l1750-2375" svg:viewBox="0 0 1751 2376">
          <text:p text:style-name="P1"><text:s text:c="7"/>N</text:p>
        </draw:connector>
        <draw:connector draw:style-name="gr12" draw:text-style-name="P2" draw:layer="layout" draw:type="line" svg:x1="7.5cm" svg:y1="15.875cm" svg:x2="13.25cm" svg:y2="13.5cm" draw:start-shape="id8" draw:start-glue-point="7" draw:end-shape="id5" draw:end-glue-point="2" svg:d="M7500 15875l5750-2375" svg:viewBox="0 0 5751 2376">
          <text:p text:style-name="P1"><text:s text:c="8"/>N</text:p>
          <text:p text:style-name="P1"/>
          <text:p text:style-name="P1"/>
        </draw:connector>
        <draw:connector draw:style-name="gr13" draw:text-style-name="P2" draw:layer="layout" draw:type="line" svg:x1="5.25cm" svg:y1="13.5cm" svg:x2="4.875cm" svg:y2="17.25cm" draw:start-shape="id3" draw:start-glue-point="2" draw:end-shape="id9" svg:d="M5250 13500l-375 3750" svg:viewBox="0 0 376 3751">
          <text:p text:style-name="P1"><text:s text:c="2"/>1</text:p>
        </draw:connector>
        <draw:connector draw:style-name="gr14" draw:text-style-name="P2" draw:layer="layout" draw:type="line" svg:x1="6cm" svg:y1="17.875cm" svg:x2="13.25cm" svg:y2="13.5cm" draw:start-shape="id9" draw:start-glue-point="7" draw:end-shape="id5" draw:end-glue-point="2" svg:d="M6000 17875l7250-4375" svg:viewBox="0 0 7251 4376">
          <text:p text:style-name="P1"><text:s text:c="7"/>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roid Sans" svg:font-family="'Droid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roman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5" draw:display-name="线条箭头 25" svg:viewBox="0 0 20 20" svg:d="M0 20l10-20 10 20z"/>
    <draw:marker draw:name="线条箭头_20_26" draw:display-name="线条箭头 26" svg:viewBox="0 0 20 20" svg:d="M0 20l10-20 10 20z"/>
    <draw:marker draw:name="线条箭头_20_27" draw:display-name="线条箭头 27" svg:viewBox="0 0 20 20" svg:d="M0 20l10-20 10 20z"/>
    <draw:marker draw:name="线条箭头_20_28" draw:display-name="线条箭头 28" svg:viewBox="0 0 20 20" svg:d="M0 20l10-20 10 20z"/>
    <draw:marker draw:name="线条箭头_20_29" draw:display-name="线条箭头 2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文泉驿正黑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 draw:fill-gradient-name="Gradient_20_1" draw:fill-hatch-name="Red_20_90_20_Degrees_20_Crossed_20_1" draw:fill-image-name="Bitmap_20_1"/>
      <style:text-properties fo:font-size="15pt" style:font-size-asian="15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8T17:22:27.223507595</meta:creation-date>
    <dc:date>2023-05-01T23:19:35.156000000</dc:date>
    <meta:editing-duration>PT10H25M56S</meta:editing-duration>
    <meta:editing-cycles>80</meta:editing-cycles>
    <meta:generator>LibreOffice/7.5.2.2$Windows_X86_64 LibreOffice_project/53bb9681a964705cf672590721dbc85eb4d0c3a2</meta:generator>
    <meta:document-statistic meta:object-count="25"/>
  </office:meta>
</office:document-meta>
</file>